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13S" calcext:value-type="time">
            <text:p>18:21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16S" calcext:value-type="time">
            <text:p>18:21:1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20S" calcext:value-type="time">
            <text:p>18:21:2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0S" calcext:value-type="time">
            <text:p>18:21:3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1S" calcext:value-type="time">
            <text:p>18:21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2S" calcext:value-type="time">
            <text:p>18:21:3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3S" calcext:value-type="time">
            <text:p>18:21: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5S" calcext:value-type="time">
            <text:p>18:21:3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39S" calcext:value-type="time">
            <text:p>18:21:3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46S" calcext:value-type="time">
            <text:p>18:21:4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52S" calcext:value-type="time">
            <text:p>18:21:5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53S" calcext:value-type="time">
            <text:p>18:21:5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53S" calcext:value-type="time">
            <text:p>18:21:5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55S" calcext:value-type="time">
            <text:p>18:21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1M57S" calcext:value-type="time">
            <text:p>18:21:5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1S" calcext:value-type="time">
            <text:p>18:22:0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4S" calcext:value-type="time">
            <text:p>18:22:0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6S" calcext:value-type="time">
            <text:p>18:22:0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6S" calcext:value-type="time">
            <text:p>18:22:0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7S" calcext:value-type="time">
            <text:p>18:22:0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09S" calcext:value-type="time">
            <text:p>18:22:0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11S" calcext:value-type="time">
            <text:p>18:22:1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12S" calcext:value-type="time">
            <text:p>18:22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13S" calcext:value-type="time">
            <text:p>18:22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17S" calcext:value-type="time">
            <text:p>18:22:1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2S" calcext:value-type="time">
            <text:p>18:22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3S" calcext:value-type="time">
            <text:p>18:22:2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4S" calcext:value-type="time">
            <text:p>18:22:2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5S" calcext:value-type="time">
            <text:p>18:22:2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5S" calcext:value-type="time">
            <text:p>18:22:2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26S" calcext:value-type="time">
            <text:p>18:22: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31S" calcext:value-type="time">
            <text:p>18:22: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2M33S" calcext:value-type="time">
            <text:p>18:22:3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15S" calcext:value-type="time">
            <text:p>18:21: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16S" calcext:value-type="time">
            <text:p>18:21:1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22S" calcext:value-type="time">
            <text:p>18:21:2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23S" calcext:value-type="time">
            <text:p>18:21:2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27S" calcext:value-type="time">
            <text:p>18:21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30S" calcext:value-type="time">
            <text:p>18:21:3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31S" calcext:value-type="time">
            <text:p>18:21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33S" calcext:value-type="time">
            <text:p>18:21:3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33S" calcext:value-type="time">
            <text:p>18:21: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time" office:time-value="PT18H21M36S" calcext:value-type="time">
            <text:p>18:21:3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39S" calcext:value-type="time">
            <text:p>18:21:3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40S" calcext:value-type="time">
            <text:p>18:21:4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41S" calcext:value-type="time">
            <text:p>18:21:4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53S" calcext:value-type="time">
            <text:p>18:21:5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54S" calcext:value-type="time">
            <text:p>18:21: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54S" calcext:value-type="time">
            <text:p>18:21: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57S" calcext:value-type="time">
            <text:p>18:21:5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1M58S" calcext:value-type="time">
            <text:p>18:21:5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02S" calcext:value-type="time">
            <text:p>18:22:0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02S" calcext:value-type="time">
            <text:p>18:22:0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04S" calcext:value-type="time">
            <text:p>18:22:0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05S" calcext:value-type="time">
            <text:p>18:22:0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11S" calcext:value-type="time">
            <text:p>18:22:1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11S" calcext:value-type="time">
            <text:p>18:22:1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13S" calcext:value-type="time">
            <text:p>18:22:1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15S" calcext:value-type="time">
            <text:p>18:22:1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19S" calcext:value-type="time">
            <text:p>18:22:1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21S" calcext:value-type="time">
            <text:p>18:22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23S" calcext:value-type="time">
            <text:p>18:22: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24S" calcext:value-type="time">
            <text:p>18:22:2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31S" calcext:value-type="time">
            <text:p>18:22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time" office:time-value="PT18H22M35S" calcext:value-type="time">
            <text:p>18:22:35</text:p>
          </table:table-cell>
          <table:table-cell table:style-name="ce1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2M35S" calcext:value-type="time">
            <text:p>18:22:35</text:p>
          </table:table-cell>
          <table:table-cell table:style-name="ce1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1M20S" calcext:value-type="time">
            <text:p>18:21:2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1M50S" calcext:value-type="time">
            <text:p>18:21:5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2M03S" calcext:value-type="time">
            <text:p>18:22:0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2M22S" calcext:value-type="time">
            <text:p>18:22:2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1M33S" calcext:value-type="time">
            <text:p>18:21:3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1M57S" calcext:value-type="time">
            <text:p>18:21:5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2M09S" calcext:value-type="time">
            <text:p>18:22:09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2M28S" calcext:value-type="time">
            <text:p>18:22:28</text:p>
          </table:table-cell>
          <table:table-cell office:value-type="float" office:value="-82" calcext:value-type="float">
            <text:p>-82</text:p>
          </table:table-cell>
        </table:table-row>
      </table:table>
      <table:named-expressions/>
      <table:database-ranges>
        <table:database-range table:name="__Anonymous_Sheet_DB__0" table:target-range-address="Sheet1.A2:Sheet1.C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07:07.91256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8:41.111799183</meta:creation-date>
    <meta:generator>LibreOffice/6.0.7.3$Linux_X86_64 LibreOffice_project/00m0$Build-3</meta:generator>
    <dc:date>2019-12-16T18:11:21.457649815</dc:date>
    <meta:editing-duration>PT6M43S</meta:editing-duration>
    <meta:editing-cycles>4</meta:editing-cycles>
    <meta:document-statistic meta:table-count="1" meta:cell-count="225" meta:object-count="0"/>
  </office:meta>
</office:document-meta>
</file>